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4d17" officeooo:paragraph-rsid="00104d1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04d17" officeooo:paragraph-rsid="00104d17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04d17" officeooo:paragraph-rsid="00109315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04d17" officeooo:paragraph-rsid="0012f2d0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45bee" officeooo:paragraph-rsid="00145bee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45bee" officeooo:paragraph-rsid="001a3675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45bee" officeooo:paragraph-rsid="001bfbcb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d7eef" officeooo:paragraph-rsid="001d7eef" style:font-size-asian="14pt" style:font-size-complex="16pt"/>
    </style:style>
    <style:style style:name="P9" style:family="paragraph" style:parent-style-name="Standard">
      <style:paragraph-properties fo:text-align="end" style:justify-single-word="false"/>
      <style:text-properties fo:font-size="12pt" officeooo:rsid="00104d17" officeooo:paragraph-rsid="00104d17" style:font-size-asian="10.5pt" style:font-size-complex="12pt"/>
    </style:style>
    <style:style style:name="T1" style:family="text">
      <style:text-properties officeooo:rsid="00109315"/>
    </style:style>
    <style:style style:name="T2" style:family="text">
      <style:text-properties officeooo:rsid="00111e43"/>
    </style:style>
    <style:style style:name="T3" style:family="text">
      <style:text-properties officeooo:rsid="0016342a"/>
    </style:style>
    <style:style style:name="T4" style:family="text">
      <style:text-properties officeooo:rsid="001bfb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PA3 Report</text:p>
      <text:p text:style-name="P9">B07901047 范育瑋</text:p>
      <text:p text:style-name="P2">(I) Data Structures</text:p>
      <text:p text:style-name="P2"/>
      <text:p text:style-name="P3"><text:tab/><text:span text:style-name="T2">Class CycleBreaker:</text:span></text:p>
      <text:p text:style-name="P3"><text:tab/><text:span text:style-name="T1">The main solver that will read in input file, solve the cycle-breaking <text:tab/>problem and output to an output file specified.</text:span></text:p>
      <text:p text:style-name="P3"/>
      <text:p text:style-name="P3"><text:tab/><text:span text:style-name="T2">Struct Subset:</text:span></text:p>
      <text:p text:style-name="P3"><text:tab/><text:span text:style-name="T2">Subset is simply an array of integer, representing disjointset, where <text:tab/></text:span></text:p>
      <text:p text:style-name="P4"><text:tab/><text:span text:style-name="T2">arr[i] = (</text:span>-<text:span text:style-name="T2">2) means that node i is the representative of such subset and <text:tab/>the size is 2. arr[i] = 2 means that node i is in the same subset of node 2.</text:span></text:p>
      <text:p text:style-name="P4"/>
      <text:p text:style-name="P4"><text:span text:style-name="T2"><text:tab/>Struct Edge:</text:span></text:p>
      <text:p text:style-name="P4"><text:span text:style-name="T2"><text:tab/>Edge is a data structure contains three uint x, y and w representing <text:tab/>e=(x,y) where weight(e) = w. <text:s/></text:span></text:p>
      <text:p text:style-name="P4"/>
      <text:p text:style-name="P5">(II) Algorithm</text:p>
      <text:p text:style-name="P7"><text:s text:c="6"/><text:tab/>In this homework, I modified the DFS algorithm to detect cycles in <text:s text:c="3"/><text:tab/>directed graph. We perform DFS on the original graph, whenever see a <text:tab/>back edge, use the predecessor array to trace <text:span text:style-name="T3">the cycle. During tracing, <text:tab/>we dynamically maintain a map&lt;Edge*, list&lt;unsigned&gt;&gt; edge2Cycle <text:tab/>that each edge <text:tab/>key corresponds to a list of cycle that contain the edge.</text:span></text:p>
      <text:p text:style-name="P7"><text:span text:style-name="T3"><text:s/><text:tab/>For example, cycle1 = A ~&gt; B ~&gt;A , cycle2=A~&gt;B~&gt;C~&gt;A, then <text:tab/>E(A,B) = [cycle1, cycle2], E(B,A) = [cycle1]… </text:span></text:p>
      <text:p text:style-name="P7"/>
      <text:p text:style-name="P6"><text:span text:style-name="T3"><text:tab/>For each iteration, we use the edge2Cycle to determined how to remove <text:tab/>edges. A heuristic is use that for each edge, we choose the edge that has <text:tab/>the smaller cost = weight(e)/#(cycles in the list). Notice that the <text:tab/>meaning of the cost is the “Average cost of each cycle ” when breaking <text:tab/>such edge. Therefore, we should minimize the cost. Whenever we <text:tab/>remove the edge, we properly remove all the occurance of cycles that <text:tab/>contain the edge until each list in edge2Cycle is empty.</text:span></text:p>
      <text:p text:style-name="P6"/>
      <text:p text:style-name="P6"><text:span text:style-name="T3"><text:tab/>We need to further perform DFS to detect cycles and break the cycles <text:tab/>until there is no cycle. </text:span></text:p>
      <text:p text:style-name="P6"/>
      <text:p text:style-name="P6"><text:soft-page-break/><text:tab/><text:span text:style-name="T4">The last step of the algorithm is to generate a Maximum-Spanning-Tree <text:tab/>in the directed acyclic graph acquired. I use modified Kruskals’s MST <text:tab/>algorithm that when adding edge, if such edge is negative and the two <text:tab/>endpoint is in the same set, simply removed it. <text:s/></text:span></text:p>
      <text:p text:style-name="P6"/>
      <text:p text:style-name="P8">(III) Finding</text:p>
      <text:p text:style-name="P8"><text:tab/>When coping with difficult problem such as Cycle-Breaking, a NP-<text:tab/>Hard problem, what we need is to try as more heuristic as possible and <text:tab/>finding out some special structure which may be useful in some <text:tab/>instance. I really have fun in this PA！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7T08:55:08.499357527</meta:creation-date>
    <dc:date>2021-01-17T09:53:21.722825297</dc:date>
    <meta:editing-duration>PT46M36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367" meta:character-count="2118" meta:non-whitespace-character-count="1721"/>
  </office:meta>
</office:document-meta>
</file>